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DEException.print( int status , String preMs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vyDEException.log( int status , String pre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DEException.IvyDEException( String shortMsg ,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DEException.show( final int status , final String title , String preMs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vyDEException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vyDEException.getShortM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